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ModuleAgenda.Initialize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StarSymbol" svg:font-family="StarSymbol" style:font-pitch="variable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adornments="Standard" style:font-family-generic="roman" style:font-pitch="variable"/>
    <style:font-face style:name="Thorndale" svg:font-family="Thorndale" style:font-family-generic="roman" style:font-pitch="variable"/>
    <style:font-face style:name="Albany" svg:font-family="Albany" style:font-adornments="Regular" style:font-family-generic="swiss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_32_" style:display-name="2" style:family="table">
      <style:table-properties style:width="7.2in" table:align="margins"/>
    </style:style>
    <style:style style:name="_32_.A" style:display-name="2.A" style:family="table-column">
      <style:table-column-properties style:column-width="4.2028in" style:rel-column-width="38253*"/>
    </style:style>
    <style:style style:name="_32_.B" style:display-name="2.B" style:family="table-column">
      <style:table-column-properties style:column-width="1.7667in" style:rel-column-width="16078*"/>
    </style:style>
    <style:style style:name="_32_.C" style:display-name="2.C" style:family="table-column">
      <style:table-column-properties style:column-width="1.2313in" style:rel-column-width="11204*"/>
    </style:style>
    <style:style style:name="_32_.A1" style:display-name="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32_.C1" style:display-name="2.C1" style:family="table-cell">
      <style:table-cell-properties fo:padding="0.0382in" fo:border="0.0007in solid #000000"/>
    </style:style>
    <style:style style:name="_32_.A2" style:display-name="2.A2" style:family="table-cell">
      <style:table-cell-properties fo:padding="0.0382in" fo:border-left="0.0007in solid #000000" fo:border-right="none" fo:border-top="none" fo:border-bottom="0.0007in solid #000000"/>
    </style:style>
    <style:style style:name="_32_.C2" style:display-name="2.C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>
        <style:tab-stops>
          <style:tab-stop style:position="1in"/>
        </style:tab-stops>
      </style:paragraph-properties>
    </style:style>
    <style:style style:name="P2" style:family="paragraph" style:parent-style-name="Standard">
      <style:paragraph-properties fo:margin-top="0.1in" fo:margin-bottom="0in"/>
    </style:style>
    <style:style style:name="P3" style:family="paragraph" style:parent-style-name="Text_20_body" style:list-style-name="L1"/>
    <style:style style:name="P4" style:family="paragraph" style:parent-style-name="Title" style:master-page-name="First_20_Page">
      <style:paragraph-properties fo:margin-top="0in" fo:margin-bottom="0.3937in" fo:text-align="start" style:justify-single-word="false" style:page-number="auto"/>
    </style:style>
    <style:style style:name="P5" style:family="paragraph">
      <style:paragraph-properties fo:text-align="start"/>
    </style:style>
    <style:style style:name="fr1" style:family="graphic" style:parent-style-name="Frame">
      <style:graphic-properties fo:margin-left="0in" fo:margin-right="0in" fo:margin-top="0in" fo:margin-bottom="0in" style:run-through="foreground" style:protect="size position" style:wrap="parallel" style:number-wrapped-paragraphs="no-limit" style:vertical-pos="top" style:vertical-rel="page-content" style:horizontal-pos="right" style:horizontal-rel="page-content" fo:background-color="transparent" style:background-transparency="100%" fo:padding="0in" fo:border="none" style:shadow="non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min-label-width="0.1965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965in" text:min-label-width="0.1965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3933in" text:min-label-width="0.196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898in" text:min-label-width="0.196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62in" text:min-label-width="0.196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27in" text:min-label-width="0.196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791in" text:min-label-width="0.196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56in" text:min-label-width="0.196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24in" text:min-label-width="0.196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689in" text:min-label-width="0.1965in"/>
        <style:text-properties fo:font-family="StarSymbol" style:font-charset="x-symbol"/>
      </text:list-level-style-bullet>
    </text:list-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button form:name="BtnAddAgendaTopic" form:control-implementation="ooo:com.sun.star.form.component.CommandButton" xml:id="control1" form:id="control1" form:label="Add agenda point" form:printable="false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application:Template.ModuleAgenda.NewTopic"/>
            </office:event-listeners>
          </form:button>
          <form:button form:name="BtnFinishAgenda" form:control-implementation="ooo:com.sun.star.form.component.CommandButton" xml:id="control2" form:id="control2" form:label="Close minutes: fill in initials + time" form:printable="false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application:Template.ModuleAgenda.FinishAgenda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" text:anchor-type="page" text:anchor-page-number="1" svg:width="2.2in" draw:z-index="0">
        <draw:text-box fo:min-height="1in">
          <text:p text:style-name="Footer"><text:sender-street/></text:p>
          <text:p text:style-name="Footer"><text:sender-city/>, <text:sender-state-or-province/> <text:sender-postal-code/></text:p>
          <text:p text:style-name="Footer">Phone <text:sender-phone-work/></text:p>
          <text:p text:style-name="Footer">Fax <text:sender-fax/></text:p>
          <text:p text:style-name="Footer">Web <text:placeholder text:placeholder-type="text" text:description="Click placeholder and overwrite">&lt;www.fexample-acme.egl&gt;</text:placeholder></text:p>
          <text:p text:style-name="Footer">E-mail <text:sender-email/></text:p>
        </draw:text-box>
      </draw:frame>
      <text:p text:style-name="P4">Minutes</text:p>
      <text:p text:style-name="P1">Date:<text:tab/><text:placeholder text:placeholder-type="text" text:description="Click placeholder and overwrite">&lt;Date&gt;</text:placeholder></text:p>
      <text:p text:style-name="P1">Time:<text:tab/><text:placeholder text:placeholder-type="text" text:description="Click placeholder and overwrite">&lt;Time&gt;</text:placeholder></text:p>
      <text:p text:style-name="P1">Location:<text:tab/><text:placeholder text:placeholder-type="text" text:description="Click placeholder and overwrite">&lt;Location&gt;</text:placeholder></text:p>
      <text:p text:style-name="P1">Attended by:<text:tab/><text:placeholder text:placeholder-type="text" text:description="Click placeholder and overwrite">&lt;Attendees&gt;</text:placeholder></text:p>
      <text:p text:style-name="P1">Chair:<text:tab/><text:placeholder text:placeholder-type="text" text:description="Click placeholder and overwrite">&lt;Chair&gt;</text:placeholder></text:p>
      <text:p text:style-name="P1">Minutes:<text:tab/><text:placeholder text:placeholder-type="text" text:description="Click placeholder and overwrite">&lt;Minute Taker&gt;</text:placeholder></text:p>
      <text:p text:style-name="Subtitle">Subject:<text:tab/><text:placeholder text:placeholder-type="text" text:description="Click placeholder and overwrite">&lt;Enter the topic of the meeting here&gt;</text:placeholder></text:p>
      <text:h text:style-name="Heading_20_1" text:outline-level="1" text:is-list-header="true"><text:placeholder text:placeholder-type="text" text:description="Click placeholder and overwrite">&lt;Enter your agenda point here&gt;</text:placeholder></text:h>
      <text:h text:style-name="Heading_20_10" text:outline-level="10" text:is-list-header="true">Discussion</text:h>
      <text:p text:style-name="Text_20_body"><text:placeholder text:placeholder-type="text" text:description="Click placeholder and overwrite">&lt;Describe the matters discussed&gt;</text:placeholder></text:p>
      <text:h text:style-name="Heading_20_10" text:outline-level="10" text:is-list-header="true">Conclusion</text:h>
      <text:p text:style-name="Text_20_body"><text:placeholder text:placeholder-type="text" text:description="Click placeholder and overwrite">&lt;Describe the conclusions reached&gt;</text:placeholder></text:p>
      <table:table table:name="2" table:style-name="_32_">
        <table:table-column table:style-name="_32_.A"/>
        <table:table-column table:style-name="_32_.B"/>
        <table:table-column table:style-name="_32_.C"/>
        <table:table-header-rows>
          <table:table-row>
            <table:table-cell table:style-name="_32_.A1" office:value-type="string">
              <text:h text:style-name="Heading_20_10" text:outline-level="10" text:is-list-header="true">Follow-up</text:h>
            </table:table-cell>
            <table:table-cell table:style-name="_32_.A1" office:value-type="string">
              <text:h text:style-name="Heading_20_10" text:outline-level="10" text:is-list-header="true">Who's responsible?</text:h>
            </table:table-cell>
            <table:table-cell table:style-name="_32_.C1" office:value-type="string">
              <text:h text:style-name="Heading_20_10" text:outline-level="10" text:is-list-header="true">Date</text:h>
            </table:table-cell>
          </table:table-row>
        </table:table-header-rows>
        <table:table-row>
          <table:table-cell table:style-name="_32_.A2" office:value-type="string">
            <text:p text:style-name="Text_20_body"><text:placeholder text:placeholder-type="text" text:description="Click placeholder and overwrite">&lt;Enter the points to be completed&gt;</text:placeholder></text:p>
          </table:table-cell>
          <table:table-cell table:style-name="_32_.A2" office:value-type="string">
            <text:p text:style-name="Text_20_body"><text:placeholder text:placeholder-type="text" text:description="Click placeholder and overwrite">&lt;Who will do it?&gt;</text:placeholder></text:p>
          </table:table-cell>
          <table:table-cell table:style-name="_32_.C2" office:value-type="float" office:value="0">
            <text:p text:style-name="Text_20_body"><text:placeholder text:placeholder-type="text" text:description="Click placeholder and overwrite">&lt;By when?&gt;</text:placeholder></text:p>
          </table:table-cell>
        </table:table-row>
      </table:table>
      <text:p text:style-name="P2"><text:bookmark text:name="NextTopic"/><text:hidden-text text:condition="ooow:" text:string-value="PT2" text:is-hidden="true"/></text:p>
      <text:p text:style-name="Standard"><draw:control text:anchor-type="paragraph" draw:z-index="2" draw:style-name="gr1" draw:text-style-name="P5" svg:width="2.7606in" svg:height="0.2413in" svg:x="3.5472in" svg:y="0.0043in" draw:control="control2"/><draw:control text:anchor-type="paragraph" draw:z-index="1" draw:style-name="gr1" draw:text-style-name="P5" svg:width="2.7606in" svg:height="0.2413in" svg:x="0.398in" svg:y="0.0043in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adornments="Standard" style:font-family-generic="roman" style:font-pitch="variable"/>
    <style:font-face style:name="Thorndale" svg:font-family="Thorndale" style:font-family-generic="roman" style:font-pitch="variable"/>
    <style:font-face style:name="Albany" svg:font-family="Albany" style:font-adornments="Regular" style:font-family-generic="swiss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horndale" fo:font-size="12pt" fo:language="de" fo:country="D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 fo:line-height="120%"/>
      <style:text-properties style:font-name="Liberation Sans"/>
    </style:style>
    <style:style style:name="Salutation" style:family="paragraph" style:parent-style-name="Standard" style:next-style-name="Signature" style:class="text">
      <style:paragraph-properties fo:margin="100%" fo:margin-left="0in" fo:margin-right="0in" fo:margin-top="0.248in" fo:margin-bottom="0.5827in" fo:text-indent="0in" style:auto-text-indent="false" fo:keep-with-next="always"/>
      <style:text-properties style:font-name="Albany"/>
    </style:style>
    <style:style style:name="Signature" style:family="paragraph" style:parent-style-name="Standard" style:next-style-name="Standard" style:class="text">
      <style:paragraph-properties fo:margin="100%" fo:margin-left="0in" fo:margin-right="0in" fo:text-indent="0in" style:auto-text-indent="false" fo:keep-with-next="always">
        <style:tab-stops>
          <style:tab-stop style:position="4in"/>
        </style:tab-stops>
      </style:paragraph-properties>
      <style:text-properties style:font-name="Albany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font-size="14pt"/>
    </style:style>
    <style:style style:name="Heading_20_1" style:display-name="Heading 1" style:family="paragraph" style:parent-style-name="Heading" style:default-outline-level="1" style:class="text">
      <style:paragraph-properties fo:margin-top="0.3307in" fo:margin-bottom="0.0827in" fo:background-color="transparent">
        <style:background-image/>
      </style:paragraph-properties>
      <style:text-properties fo:font-size="12pt" fo:font-weight="bold" fo:background-color="#e6e6e6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in" fo:margin-bottom="0.0799in"/>
      <style:text-properties fo:font-size="10pt" fo:font-weight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line-height="150%"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fo:margin-top="0in" fo:margin-bottom="0in" fo:line-height="150%" fo:text-align="end" style:justify-single-word="false" text:number-lines="false" text:line-number="0">
        <style:tab-stops/>
      </style:paragraph-properties>
      <style:text-properties fo:color="#b84700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margin="100%" fo:margin-left="0in" fo:margin-right="0in" fo:margin-top="0in" fo:margin-bottom="0.0799in" fo:text-align="end" style:justify-single-word="false" fo:text-indent="0in" style:auto-text-indent="false" style:shadow="none">
        <style:tab-stops/>
      </style:paragraph-properties>
      <style:text-properties fo:color="#b84700"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/>
    </style:style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5in" fo:border="none" fo:padding="0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016in" fo:margin-left="0in" fo:margin-right="0in" fo:margin-bottom="0.2008in" fo:border-top="none" fo:border-bottom="0.0138in solid #ff6633" fo:border-left="none" fo:border-right="none" fo:padding="0.1in" style:shadow="none" style:dynamic-spacing="false"/>
      </style:header-style>
      <style:footer-style>
        <style:header-footer-properties fo:min-height="0.2in" fo:margin-left="0in" fo:margin-right="0in" fo:margin-top="0.1in" fo:border-top="0.0138in solid #ff6633" fo:border-bottom="none" fo:border-left="none" fo:border-right="none" fo:padding="0.1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8in" fo:margin-right="0.5in" fo:border="none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138in solid #ff6633" fo:border-left="none" fo:border-right="none" fo:padding="0.1in" style:shadow="none" style:dynamic-spacing="false"/>
      </style:header-style>
      <style:footer-style>
        <style:header-footer-properties fo:min-height="0.2in" fo:margin-left="0in" fo:margin-right="0in" fo:margin-top="0.1in" fo:border-top="0.0138in solid #ff6633" fo:border-bottom="none" fo:border-left="none" fo:border-right="none" fo:padding="0.1in" style:shadow="none" style:dynamic-spacing="false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/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Title"><text:sender-company/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title>Minutes 5</dc:title>
    <dc:description>Template created by Sun Microsystems</dc:description>
    <meta:creation-date>2014-09-13T01:16:28</meta:creation-date>
    <dc:language>de-DE</dc:language>
    <meta:editing-cycles>2</meta:editing-cycles>
    <meta:editing-duration>PT17S</meta:editing-duration>
    <meta:keyword>business</meta:keyword>
    <meta:keyword>minutes</meta:keyword>
    <dc:subject>Template for minutes - Design "Border"</dc:subject>
    <meta:initial-creator>Robert Munn</meta:initial-creator>
    <meta:document-statistic meta:table-count="1" meta:image-count="0" meta:object-count="0" meta:page-count="1" meta:paragraph-count="30" meta:word-count="64" meta:character-count="439"/>
    <dc:date>2014-09-13T01:16:44</dc:date>
    <dc:creator>Robert Munn</dc:creator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